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golian Baiti" svg:font-family="'Mongolian Baiti'" style:font-family-generic="script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golian Baiti" fo:font-size="16pt" officeooo:rsid="0019afa5" officeooo:paragraph-rsid="0019afa5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Mongolian Baiti" fo:font-size="16pt" officeooo:rsid="0019afa5" officeooo:paragraph-rsid="0019afa5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Mongolian Baiti" fo:font-size="12pt" fo:font-weight="bold" officeooo:rsid="0019afa5" officeooo:paragraph-rsid="0019afa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ongolian Baiti" fo:font-size="12pt" fo:font-weight="normal" officeooo:rsid="0019afa5" officeooo:paragraph-rsid="0019afa5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Mongolian Baiti" fo:font-size="12pt" fo:font-weight="normal" officeooo:rsid="0019afa5" officeooo:paragraph-rsid="0019afa5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ras de negócio</text:p>
      <text:p text:style-name="P2"/>
      <text:p text:style-name="P3">Relacionamento</text:p>
      <text:list text:style-name="L1">
        <text:list-item>
          <text:p text:style-name="P5">Fornecedor tem um e somente um endereço.</text:p>
        </text:list-item>
        <text:list-item>
          <text:p text:style-name="P5">Fornecedor tem um ou mais produtos.</text:p>
        </text:list-item>
        <text:list-item>
          <text:p text:style-name="P5">O mesmo produto pode ter diversos fornecedores.</text:p>
        </text:list-item>
        <text:list-item>
          <text:p text:style-name="P5">A loja pode comprar um ou mais produtos.</text:p>
        </text:list-item>
        <text:list-item>
          <text:p text:style-name="P5">A loja pode fazer a venda de um ou mais produtos.</text:p>
        </text:list-item>
        <text:list-item>
          <text:p text:style-name="P5">O cliente pode comprar um ou mais produtos.</text:p>
        </text:list-item>
        <text:list-item>
          <text:p text:style-name="P5">O cliente tem um ou mais endereço.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golian Baiti" svg:font-family="'Mongolian Baiti'" style:font-family-generic="script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09:37:34.615000000</meta:creation-date>
    <dc:date>2023-05-02T10:28:54.805000000</dc:date>
    <meta:editing-duration>PT51M22S</meta:editing-duration>
    <meta:editing-cycles>1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9" meta:word-count="65" meta:character-count="326" meta:non-whitespace-character-count="277"/>
  </office:meta>
</office:document-meta>
</file>